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 style:data-style-name="N0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5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1"/>
        <table:table-column table:style-name="co5" table:number-columns-repeated="15363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.0</text:p>
          </table:table-cell>
          <table:table-cell table:style-name="ce11"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-0.1" calcext:value-type="float">
            <text:p>-0.1</text:p>
          </table:table-cell>
          <table:table-cell table:style-name="ce10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5"/>
          <table:table-cell table:number-columns-repeated="16377"/>
        </table:table-row>
        <table:table-row table:style-name="ro1" table:number-rows-repeated="10485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/>
          <table:table-cell table:style-name="ce22" table:number-columns-repeated="11"/>
          <table:table-cell table:number-columns-repeated="16371"/>
        </table:table-row>
        <table:table-row table:style-name="ro1" table:number-rows-repeated="1048564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1"/>
        <table:table-column table:style-name="co14" table:default-cell-style-name="ce21"/>
        <table:table-column table:style-name="co1" table:default-cell-style-name="ce21"/>
        <table:table-column table:style-name="co5" table:number-columns-repeated="16371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/>
          <table:table-cell table:style-name="ce22" table:number-columns-repeated="11"/>
          <table:table-cell table:number-columns-repeated="16371"/>
        </table:table-row>
        <table:table-row table:style-name="ro1" table:number-rows-repeated="1048564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/>
          <table:table-cell table:number-columns-repeated="16358"/>
        </table:table-row>
        <table:table-row table:style-name="ro1">
          <table:table-cell table:style-name="ce2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17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1"/>
        <table:table-row table:style-name="ro1">
          <table:table-cell table:style-name="ce36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EAA</text:p>
          </table:table-cell>
          <table:table-cell table:style-name="ce14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23"/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6" table:number-columns-repeated="3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36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6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AA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NT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4:01:47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28T17:23:19.524000000</dc:date>
    <meta:editing-cycles>173</meta:editing-cycles>
    <meta:editing-duration>PT6H23M14S</meta:editing-duration>
    <meta:document-statistic meta:table-count="9" meta:cell-count="454" meta:object-count="0"/>
  </office:meta>
</office:document-meta>
</file>